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a" style:num-letter-sync="true">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style:style style:name="P1" style:parent-style-name="Normal" style:master-page-name="MP0" style:family="paragraph">
      <style:paragraph-properties fo:break-before="page" fo:margin-bottom="0in" style:line-height-at-least="0.1979in" fo:background-color="#1E1E1E"/>
    </style:style>
    <style:style style:name="T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 style:parent-style-name="Normal" style:family="paragraph">
      <style:paragraph-properties fo:margin-bottom="0in" style:line-height-at-least="0.1979in" fo:background-color="#1E1E1E"/>
    </style:style>
    <style:style style:name="T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 style:parent-style-name="Normal" style:family="paragraph">
      <style:paragraph-properties fo:margin-bottom="0in" style:line-height-at-least="0.1979in" fo:background-color="#1E1E1E"/>
    </style:style>
    <style:style style:name="T6"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 style:parent-style-name="Normal" style:family="paragraph">
      <style:paragraph-properties fo:margin-bottom="0in" style:line-height-at-least="0.1979in" fo:background-color="#1E1E1E"/>
    </style:style>
    <style:style style:name="T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 style:parent-style-name="Normal" style:family="paragraph">
      <style:paragraph-properties fo:margin-bottom="0in" style:line-height-at-least="0.1979in" fo:background-color="#1E1E1E"/>
    </style:style>
    <style:style style:name="T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 style:parent-style-name="ListParagraph" style:family="paragraph">
      <style:paragraph-properties fo:margin-bottom="0in" style:line-height-at-least="0.1979in" fo:background-color="#1E1E1E"/>
    </style:style>
    <style:style style:name="T16"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 style:parent-style-name="ListParagraph" style:family="paragraph">
      <style:paragraph-properties fo:margin-bottom="0in" style:line-height-at-least="0.1979in" fo:margin-left="0.4166in" fo:background-color="#1E1E1E">
        <style:tab-stops/>
      </style:paragraph-properties>
    </style:style>
    <style:style style:name="T19"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P20" style:parent-style-name="Normal" style:family="paragraph">
      <style:paragraph-properties fo:margin-bottom="0in" style:line-height-at-least="0.1979in" fo:background-color="#1E1E1E">
        <style:tab-stops>
          <style:tab-stop style:type="left" style:position="3.475in"/>
        </style:tab-stops>
      </style:paragraph-properties>
    </style:style>
    <style:style style:name="T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 style:parent-style-name="Normal" style:family="paragraph">
      <style:paragraph-properties fo:margin-bottom="0in" style:line-height-at-least="0.1979in" fo:background-color="#1E1E1E"/>
    </style:style>
    <style:style style:name="T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9" style:parent-style-name="Normal" style:family="paragraph">
      <style:paragraph-properties fo:margin-bottom="0in" style:line-height-at-least="0.1979in" fo:background-color="#1E1E1E"/>
    </style:style>
    <style:style style:name="T3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3" style:parent-style-name="Normal" style:family="paragraph">
      <style:paragraph-properties fo:margin-bottom="0in" style:line-height-at-least="0.1979in" fo:background-color="#1E1E1E"/>
    </style:style>
    <style:style style:name="T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8" style:parent-style-name="Normal" style:family="paragraph">
      <style:paragraph-properties fo:margin-bottom="0in" style:line-height-at-least="0.1979in" fo:background-color="#1E1E1E"/>
    </style:style>
    <style:style style:name="T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4" style:parent-style-name="Normal" style:family="paragraph">
      <style:paragraph-properties fo:margin-bottom="0in" style:line-height-at-least="0.1979in" fo:background-color="#1E1E1E"/>
    </style:style>
    <style:style style:name="T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7" style:parent-style-name="Normal" style:family="paragraph">
      <style:paragraph-properties fo:margin-bottom="0in" style:line-height-at-least="0.1979in" fo:background-color="#1E1E1E"/>
    </style:style>
    <style:style style:name="T4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1" style:parent-style-name="Normal" style:family="paragraph">
      <style:paragraph-properties fo:margin-bottom="0in" style:line-height-at-least="0.1979in" fo:background-color="#1E1E1E"/>
    </style:style>
    <style:style style:name="T5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4" style:parent-style-name="Normal" style:family="paragraph">
      <style:paragraph-properties fo:margin-bottom="0in" style:line-height-at-least="0.1979in" fo:background-color="#1E1E1E"/>
    </style:style>
    <style:style style:name="T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8" style:parent-style-name="Normal" style:family="paragraph">
      <style:paragraph-properties fo:margin-bottom="0in" style:line-height-at-least="0.1979in" fo:background-color="#1E1E1E"/>
    </style:style>
    <style:style style:name="T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1" style:parent-style-name="Normal" style:family="paragraph">
      <style:paragraph-properties fo:margin-bottom="0in" style:line-height-at-least="0.1979in" fo:background-color="#1E1E1E"/>
    </style:style>
    <style:style style:name="T6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8" style:parent-style-name="Normal" style:family="paragraph">
      <style:paragraph-properties fo:margin-bottom="0in" style:line-height-at-least="0.1979in" fo:background-color="#1E1E1E">
        <style:tab-stops>
          <style:tab-stop style:type="left" style:position="2.2909in"/>
        </style:tab-stops>
      </style:paragraph-properties>
    </style:style>
    <style:style style:name="T6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0"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7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3" style:parent-style-name="Normal" style:family="paragraph">
      <style:paragraph-properties fo:margin-bottom="0in" style:line-height-at-least="0.1979in" fo:background-color="#1E1E1E"/>
    </style:style>
    <style:style style:name="T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6" style:parent-style-name="Normal" style:family="paragraph">
      <style:paragraph-properties fo:margin-bottom="0in" style:line-height-at-least="0.1979in" fo:background-color="#1E1E1E"/>
    </style:style>
    <style:style style:name="T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1" style:parent-style-name="Normal" style:family="paragraph">
      <style:paragraph-properties fo:margin-bottom="0in" style:line-height-at-least="0.1979in" fo:background-color="#1E1E1E"/>
    </style:style>
    <style:style style:name="T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86" style:parent-style-name="Normal" style:family="paragraph">
      <style:paragraph-properties fo:margin-bottom="0in" style:line-height-at-least="0.1979in" fo:background-color="#1E1E1E"/>
      <style:text-properties style:font-name="Consolas" style:font-name-asian="Times New Roman" fo:color="#CE9178" fo:font-size="10.5pt" style:font-size-asian="10.5pt" style:font-size-complex="10.5pt" style:language-asian="en" style:country-asian="GB"/>
    </style:style>
    <style:style style:name="P87" style:parent-style-name="Normal" style:family="paragraph">
      <style:paragraph-properties fo:margin-bottom="0in" style:line-height-at-least="0.1979in" fo:background-color="#1E1E1E"/>
    </style:style>
    <style:style style:name="P88" style:parent-style-name="Normal" style:family="paragraph">
      <style:paragraph-properties fo:margin-bottom="0in" style:line-height-at-least="0.1979in" fo:background-color="#1E1E1E"/>
    </style:style>
    <style:style style:name="T8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0"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2" style:parent-style-name="Normal" style:family="paragraph">
      <style:paragraph-properties fo:margin-bottom="0in" style:line-height-at-least="0.1979in" fo:background-color="#1E1E1E"/>
    </style:style>
    <style:style style:name="T9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7" style:parent-style-name="Normal" style:family="paragraph">
      <style:paragraph-properties fo:margin-bottom="0in" style:line-height-at-least="0.1979in" fo:background-color="#1E1E1E"/>
    </style:style>
    <style:style style:name="T9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4" style:parent-style-name="Normal" style:family="paragraph">
      <style:paragraph-properties fo:margin-top="0.1666in" fo:margin-bottom="0in" style:line-height-at-least="0.1979in" fo:background-color="#1E1E1E"/>
    </style:style>
    <style:style style:name="T10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6" style:parent-style-name="Normal" style:family="paragraph">
      <style:paragraph-properties fo:margin-bottom="0in" style:line-height-at-least="0.1979in" fo:background-color="#1E1E1E"/>
    </style:style>
    <style:style style:name="T1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0" style:parent-style-name="Normal" style:family="paragraph">
      <style:paragraph-properties fo:margin-bottom="0in" style:line-height-at-least="0.1979in" fo:background-color="#1E1E1E"/>
    </style:style>
    <style:style style:name="T1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2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2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4" style:parent-style-name="Normal" style:family="paragraph">
      <style:paragraph-properties fo:margin-bottom="0in" style:line-height-at-least="0.1979in" fo:background-color="#1E1E1E"/>
    </style:style>
    <style:style style:name="T12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2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8" style:parent-style-name="Normal" style:family="paragraph">
      <style:paragraph-properties fo:margin-bottom="0in" style:line-height-at-least="0.1979in" fo:background-color="#1E1E1E"/>
    </style:style>
    <style:style style:name="T1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3" style:parent-style-name="Normal" style:family="paragraph">
      <style:paragraph-properties fo:margin-bottom="0in" style:line-height-at-least="0.1979in" fo:background-color="#1E1E1E"/>
    </style:style>
    <style:style style:name="T1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8" style:parent-style-name="Normal" style:family="paragraph">
      <style:paragraph-properties fo:margin-bottom="0in" style:line-height-at-least="0.1979in" fo:background-color="#1E1E1E"/>
    </style:style>
    <style:style style:name="T1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2" style:parent-style-name="Normal" style:family="paragraph">
      <style:paragraph-properties fo:margin-bottom="0in" style:line-height-at-least="0.1979in" fo:background-color="#1E1E1E"/>
    </style:style>
    <style:style style:name="T1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7" style:parent-style-name="Normal" style:family="paragraph">
      <style:paragraph-properties fo:margin-bottom="0in" style:line-height-at-least="0.1979in" fo:background-color="#1E1E1E"/>
    </style:style>
    <style:style style:name="T14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51" style:parent-style-name="Normal" style:family="paragraph">
      <style:paragraph-properties fo:margin-bottom="0in" style:line-height-at-least="0.1979in" fo:background-color="#1E1E1E"/>
    </style:style>
    <style:style style:name="T15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5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7" style:parent-style-name="Normal" style:family="paragraph">
      <style:paragraph-properties fo:margin-bottom="0in" style:line-height-at-least="0.1979in" fo:background-color="#1E1E1E"/>
    </style:style>
    <style:style style:name="T1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0" style:parent-style-name="Normal" style:family="paragraph">
      <style:paragraph-properties fo:margin-bottom="0in" style:line-height-at-least="0.1979in" fo:background-color="#1E1E1E"/>
    </style:style>
    <style:style style:name="T16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63"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6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8" style:parent-style-name="Normal" style:family="paragraph">
      <style:paragraph-properties fo:margin-bottom="0in" style:line-height-at-least="0.1979in" fo:background-color="#1E1E1E"/>
    </style:style>
    <style:style style:name="T16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3" style:parent-style-name="Normal" style:family="paragraph">
      <style:paragraph-properties fo:margin-bottom="0in" style:line-height-at-least="0.1979in" fo:background-color="#1E1E1E"/>
    </style:style>
    <style:style style:name="T1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8" style:parent-style-name="Normal" style:family="paragraph">
      <style:paragraph-properties fo:margin-bottom="0in" style:line-height-at-least="0.1979in" fo:background-color="#1E1E1E"/>
    </style:style>
    <style:style style:name="T1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1" style:parent-style-name="Normal" style:family="paragraph">
      <style:paragraph-properties fo:margin-bottom="0in" style:line-height-at-least="0.1979in" fo:background-color="#1E1E1E"/>
    </style:style>
    <style:style style:name="T1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3" style:parent-style-name="Normal" style:family="paragraph">
      <style:paragraph-properties fo:margin-bottom="0in" style:line-height-at-least="0.1979in" fo:background-color="#1E1E1E"/>
    </style:style>
    <style:style style:name="T18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7" style:parent-style-name="Normal" style:family="paragraph">
      <style:paragraph-properties fo:margin-bottom="0in" style:line-height-at-least="0.1979in" fo:background-color="#1E1E1E"/>
    </style:style>
    <style:style style:name="T1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1" style:parent-style-name="Normal" style:family="paragraph">
      <style:paragraph-properties fo:margin-bottom="0in" style:line-height-at-least="0.1979in" fo:background-color="#1E1E1E"/>
    </style:style>
    <style:style style:name="T19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5" style:parent-style-name="Normal" style:family="paragraph">
      <style:paragraph-properties fo:margin-bottom="0in" style:line-height-at-least="0.1979in" fo:background-color="#1E1E1E"/>
    </style:style>
    <style:style style:name="T1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9" style:parent-style-name="Normal" style:family="paragraph">
      <style:paragraph-properties fo:margin-bottom="0in" style:line-height-at-least="0.1979in" fo:background-color="#1E1E1E"/>
    </style:style>
    <style:style style:name="T2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2" style:parent-style-name="Normal" style:family="paragraph">
      <style:paragraph-properties fo:margin-bottom="0in" style:line-height-at-least="0.1979in" fo:background-color="#1E1E1E"/>
    </style:style>
    <style:style style:name="T2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1E1E1E"/>
    </style:style>
    <style:style style:name="T20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1" style:parent-style-name="Normal" style:family="paragraph">
      <style:paragraph-properties fo:margin-bottom="0in" style:line-height-at-least="0.1979in" fo:background-color="#1E1E1E"/>
    </style:style>
    <style:style style:name="T2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5" style:parent-style-name="Normal" style:family="paragraph">
      <style:paragraph-properties fo:margin-bottom="0in" style:line-height-at-least="0.1979in" fo:background-color="#1E1E1E"/>
    </style:style>
    <style:style style:name="T21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8" style:parent-style-name="Normal" style:family="paragraph">
      <style:paragraph-properties fo:margin-bottom="0in" style:line-height-at-least="0.1979in" fo:background-color="#1E1E1E"/>
    </style:style>
    <style:style style:name="T2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1" style:parent-style-name="Normal" style:family="paragraph">
      <style:paragraph-properties fo:margin-bottom="0in" style:line-height-at-least="0.1979in" fo:background-color="#1E1E1E"/>
    </style:style>
    <style:style style:name="T2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6" style:parent-style-name="Normal" style:family="paragraph">
      <style:paragraph-properties fo:margin-bottom="0in" style:line-height-at-least="0.1979in" fo:background-color="#1E1E1E"/>
    </style:style>
    <style:style style:name="T22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0" style:parent-style-name="Normal" style:family="paragraph">
      <style:paragraph-properties fo:margin-bottom="0in" style:line-height-at-least="0.1979in" fo:background-color="#1E1E1E"/>
    </style:style>
    <style:style style:name="T2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4" style:parent-style-name="Normal" style:family="paragraph">
      <style:paragraph-properties fo:margin-bottom="0in" style:line-height-at-least="0.1979in" fo:background-color="#1E1E1E"/>
    </style:style>
    <style:style style:name="T2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8" style:parent-style-name="Normal" style:family="paragraph">
      <style:paragraph-properties fo:margin-bottom="0in" style:line-height-at-least="0.1979in" fo:background-color="#1E1E1E"/>
    </style:style>
    <style:style style:name="T2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0" style:parent-style-name="Hyperlink" style:family="text">
      <style:text-properties style:font-name="Consolas" style:font-name-asian="Times New Roman" fo:font-size="10.5pt" style:font-size-asian="10.5pt" style:font-size-complex="10.5pt" style:language-asian="en" style:country-asian="GB"/>
    </style:style>
    <style:style style:name="P251" style:parent-style-name="Normal" style:family="paragraph">
      <style:paragraph-properties fo:margin-bottom="0in" style:line-height-at-least="0.1979in" fo:background-color="#1E1E1E"/>
    </style:style>
    <style:style style:name="T25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55" style:parent-style-name="Normal" style:family="paragraph">
      <style:paragraph-properties fo:margin-bottom="0in" style:line-height-at-least="0.1979in" fo:background-color="#1E1E1E"/>
    </style:style>
    <style:style style:name="T2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2" style:parent-style-name="Normal" style:family="paragraph">
      <style:paragraph-properties fo:margin-bottom="0in" style:line-height-at-least="0.1979in" fo:background-color="#1E1E1E"/>
    </style:style>
    <style:style style:name="T2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9" style:parent-style-name="Normal" style:family="paragraph">
      <style:paragraph-properties fo:margin-bottom="0in" style:line-height-at-least="0.1979in" fo:background-color="#1E1E1E"/>
    </style:style>
    <style:style style:name="T2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6" style:parent-style-name="Normal" style:family="paragraph">
      <style:paragraph-properties fo:margin-bottom="0in" style:line-height-at-least="0.1979in" fo:background-color="#1E1E1E"/>
    </style:style>
    <style:style style:name="T2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80" style:parent-style-name="Normal" style:family="paragraph">
      <style:paragraph-properties fo:margin-bottom="0in" style:line-height-at-least="0.1979in" fo:background-color="#1E1E1E"/>
    </style:style>
    <style:style style:name="T28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85" style:parent-style-name="Normal" style:family="paragraph">
      <style:paragraph-properties fo:margin-bottom="0in" style:line-height-at-least="0.1979in" fo:background-color="#1E1E1E"/>
    </style:style>
    <style:style style:name="T2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8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9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94" style:parent-style-name="Normal" style:family="paragraph">
      <style:paragraph-properties fo:margin-bottom="0in" style:line-height-at-least="0.1979in" fo:background-color="#1E1E1E"/>
    </style:style>
    <style:style style:name="T29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9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98" style:parent-style-name="Normal" style:family="paragraph">
      <style:paragraph-properties fo:margin-bottom="0in" style:line-height-at-least="0.1979in" fo:background-color="#1E1E1E"/>
    </style:style>
    <style:style style:name="T299"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3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01"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3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04" style:parent-style-name="Normal" style:family="paragraph">
      <style:paragraph-properties fo:margin-bottom="0in" style:line-height-at-least="0.1979in" fo:background-color="#1E1E1E"/>
    </style:style>
    <style:style style:name="T3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06" style:parent-style-name="Normal" style:family="paragraph">
      <style:paragraph-properties fo:margin-bottom="0in" style:line-height-at-least="0.1979in" fo:background-color="#1E1E1E"/>
    </style:style>
    <style:style style:name="T30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0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30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10" style:parent-style-name="Normal" style:family="paragraph">
      <style:paragraph-properties fo:margin-bottom="0in" style:line-height-at-least="0.1979in" fo:background-color="#1E1E1E"/>
    </style:style>
    <style:style style:name="T3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14" style:parent-style-name="Normal" style:family="paragraph">
      <style:paragraph-properties fo:margin-bottom="0in" style:line-height-at-least="0.1979in" fo:background-color="#1E1E1E"/>
    </style:style>
    <style:style style:name="T3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18" style:parent-style-name="Normal" style:family="paragraph">
      <style:paragraph-properties fo:margin-bottom="0in" style:line-height-at-least="0.1979in" fo:background-color="#1E1E1E"/>
    </style:style>
    <style:style style:name="T3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22" style:parent-style-name="Normal" style:family="paragraph">
      <style:paragraph-properties fo:margin-bottom="0in" style:line-height-at-least="0.1979in" fo:background-color="#1E1E1E"/>
    </style:style>
    <style:style style:name="T32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27" style:parent-style-name="Normal" style:family="paragraph">
      <style:paragraph-properties fo:margin-bottom="0in" style:line-height-at-least="0.1979in" fo:background-color="#1E1E1E"/>
    </style:style>
    <style:style style:name="T32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3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30" style:parent-style-name="Normal" style:family="paragraph">
      <style:paragraph-properties fo:margin-bottom="0in" style:line-height-at-least="0.1979in" fo:background-color="#1E1E1E"/>
    </style:style>
    <style:style style:name="T3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34" style:parent-style-name="Normal" style:family="paragraph">
      <style:paragraph-properties fo:margin-bottom="0in" style:line-height-at-least="0.1979in" fo:background-color="#1E1E1E"/>
    </style:style>
    <style:style style:name="T3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38" style:parent-style-name="Normal" style:family="paragraph">
      <style:paragraph-properties fo:margin-bottom="0in" style:line-height-at-least="0.1979in" fo:background-color="#1E1E1E"/>
    </style:style>
    <style:style style:name="T3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42" style:parent-style-name="Normal" style:family="paragraph">
      <style:paragraph-properties fo:margin-bottom="0in" style:line-height-at-least="0.1979in" fo:background-color="#1E1E1E"/>
    </style:style>
    <style:style style:name="T3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46" style:parent-style-name="Normal" style:family="paragraph">
      <style:paragraph-properties fo:margin-bottom="0in" style:line-height-at-least="0.1979in" fo:background-color="#1E1E1E"/>
    </style:style>
    <style:style style:name="T34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4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49" style:parent-style-name="Normal" style:family="paragraph">
      <style:paragraph-properties fo:margin-bottom="0in" style:line-height-at-least="0.1979in" fo:background-color="#1E1E1E"/>
    </style:style>
    <style:style style:name="T35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5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53" style:parent-style-name="Normal" style:family="paragraph">
      <style:paragraph-properties fo:margin-bottom="0in" style:line-height-at-least="0.1979in" fo:background-color="#1E1E1E"/>
    </style:style>
    <style:style style:name="T3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57" style:parent-style-name="Normal" style:family="paragraph">
      <style:paragraph-properties fo:margin-bottom="0in" style:line-height-at-least="0.1979in" fo:background-color="#1E1E1E"/>
    </style:style>
    <style:style style:name="T35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6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61" style:parent-style-name="Normal" style:family="paragraph">
      <style:paragraph-properties fo:margin-bottom="0in" style:line-height-at-least="0.1979in" fo:background-color="#1E1E1E"/>
    </style:style>
    <style:style style:name="T36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6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65" style:parent-style-name="Normal" style:family="paragraph">
      <style:paragraph-properties fo:margin-bottom="0in" style:line-height-at-least="0.1979in" fo:background-color="#1E1E1E"/>
    </style:style>
    <style:style style:name="T3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67"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368" style:parent-style-name="DefaultParagraphFont" style:family="text">
      <style:text-properties style:font-name="Consolas" style:font-name-asian="Times New Roman" fo:color="#F44747" fo:font-size="10.5pt" style:font-size-asian="10.5pt" style:font-size-complex="10.5pt" style:language-asian="en" style:country-asian="GB"/>
    </style:style>
    <style:style style:name="P369" style:parent-style-name="Normal" style:family="paragraph">
      <style:paragraph-properties fo:margin-bottom="0in" style:line-height-at-least="0.1979in" fo:background-color="#1E1E1E"/>
    </style:style>
    <style:style style:name="T3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71" style:parent-style-name="Normal" style:family="paragraph">
      <style:paragraph-properties fo:margin-bottom="0in" style:line-height-at-least="0.1979in" fo:background-color="#1E1E1E"/>
    </style:style>
    <style:style style:name="T3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74" style:parent-style-name="Normal" style:family="paragraph">
      <style:paragraph-properties fo:margin-bottom="0in" style:line-height-at-least="0.1979in" fo:background-color="#1E1E1E"/>
    </style:style>
    <style:style style:name="T3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77" style:parent-style-name="Normal" style:family="paragraph">
      <style:paragraph-properties fo:margin-bottom="0in" style:line-height-at-least="0.1979in" fo:background-color="#1E1E1E"/>
    </style:style>
    <style:style style:name="T3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80" style:parent-style-name="Normal" style:family="paragraph">
      <style:paragraph-properties fo:margin-bottom="0in" style:line-height-at-least="0.1979in" fo:background-color="#1E1E1E"/>
    </style:style>
    <style:style style:name="T3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83" style:parent-style-name="Normal" style:family="paragraph">
      <style:paragraph-properties fo:margin-bottom="0in" style:line-height-at-least="0.1979in" fo:background-color="#1E1E1E"/>
    </style:style>
    <style:style style:name="T3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86" style:parent-style-name="Normal" style:family="paragraph">
      <style:paragraph-properties fo:margin-bottom="0in" style:line-height-at-least="0.1979in" fo:background-color="#1E1E1E"/>
    </style:style>
    <style:style style:name="T387"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3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89" style:parent-style-name="Normal" style:family="paragraph">
      <style:paragraph-properties fo:margin-bottom="0in" style:line-height-at-least="0.1979in" fo:background-color="#1E1E1E"/>
    </style:style>
    <style:style style:name="T39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9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9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94" style:parent-style-name="Normal" style:family="paragraph">
      <style:paragraph-properties fo:margin-bottom="0in" style:line-height-at-least="0.1979in" fo:background-color="#1E1E1E"/>
    </style:style>
    <style:style style:name="T39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97" style:parent-style-name="Normal" style:family="paragraph">
      <style:paragraph-properties fo:margin-bottom="0in" style:line-height-at-least="0.1979in" fo:background-color="#1E1E1E"/>
    </style:style>
    <style:style style:name="T39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01" style:parent-style-name="Normal" style:family="paragraph">
      <style:paragraph-properties fo:margin-bottom="0in" style:line-height-at-least="0.1979in" fo:background-color="#1E1E1E"/>
    </style:style>
    <style:style style:name="T4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03"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404" style:parent-style-name="DefaultParagraphFont" style:family="text">
      <style:text-properties style:font-name="Consolas" style:font-name-asian="Times New Roman" fo:color="#F44747" fo:font-size="10.5pt" style:font-size-asian="10.5pt" style:font-size-complex="10.5pt" style:language-asian="en" style:country-asian="GB"/>
    </style:style>
    <style:style style:name="P405" style:parent-style-name="Normal" style:family="paragraph">
      <style:paragraph-properties fo:margin-bottom="0in" style:line-height-at-least="0.1979in" fo:background-color="#1E1E1E"/>
    </style:style>
    <style:style style:name="T4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0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08" style:parent-style-name="Normal" style:family="paragraph">
      <style:paragraph-properties fo:margin-bottom="0in" style:line-height-at-least="0.1979in" fo:background-color="#1E1E1E"/>
    </style:style>
    <style:style style:name="T4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10" style:parent-style-name="Normal" style:family="paragraph">
      <style:paragraph-properties fo:margin-bottom="0in" style:line-height-at-least="0.1979in" fo:background-color="#1E1E1E"/>
    </style:style>
    <style:style style:name="T4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12" style:parent-style-name="Normal" style:family="paragraph">
      <style:paragraph-properties fo:margin-bottom="0in" style:line-height-at-least="0.1979in" fo:background-color="#1E1E1E"/>
    </style:style>
    <style:style style:name="T41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14" style:parent-style-name="Normal" style:family="paragraph">
      <style:paragraph-properties fo:margin-bottom="0in" style:line-height-at-least="0.1979in" fo:background-color="#1E1E1E"/>
    </style:style>
    <style:style style:name="T4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16" style:parent-style-name="Normal" style:family="paragraph">
      <style:paragraph-properties fo:margin-bottom="0in" style:line-height-at-least="0.1979in" fo:background-color="#1E1E1E"/>
    </style:style>
    <style:style style:name="T4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18" style:parent-style-name="Normal" style:family="paragraph">
      <style:paragraph-properties fo:margin-bottom="0in" style:line-height-at-least="0.1979in" fo:background-color="#1E1E1E"/>
    </style:style>
    <style:style style:name="T4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21"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422" style:parent-style-name="Normal" style:family="paragraph">
      <style:paragraph-properties fo:margin-bottom="0in" style:line-height-at-least="0.1979in" fo:background-color="#1E1E1E"/>
    </style:style>
    <style:style style:name="T423"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25" style:parent-style-name="Normal" style:family="paragraph">
      <style:paragraph-properties fo:margin-bottom="0in" style:line-height-at-least="0.1979in" fo:background-color="#1E1E1E"/>
    </style:style>
    <style:style style:name="T4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30" style:parent-style-name="Normal" style:family="paragraph">
      <style:paragraph-properties fo:margin-bottom="0in" style:line-height-at-least="0.1979in" fo:background-color="#1E1E1E"/>
    </style:style>
    <style:style style:name="T4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3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34" style:parent-style-name="Normal" style:family="paragraph">
      <style:paragraph-properties fo:margin-bottom="0in" style:line-height-at-least="0.1979in" fo:background-color="#1E1E1E"/>
    </style:style>
    <style:style style:name="T4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38" style:parent-style-name="Normal" style:family="paragraph">
      <style:paragraph-properties fo:margin-bottom="0in" style:line-height-at-least="0.1979in" fo:background-color="#1E1E1E"/>
    </style:style>
    <style:style style:name="T4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42" style:parent-style-name="Normal" style:family="paragraph">
      <style:paragraph-properties fo:margin-bottom="0in" style:line-height-at-least="0.1979in" fo:background-color="#1E1E1E"/>
    </style:style>
    <style:style style:name="T4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44"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445" style:parent-style-name="DefaultParagraphFont" style:family="text">
      <style:text-properties style:font-name="Consolas" style:font-name-asian="Times New Roman" fo:color="#F44747" fo:font-size="10.5pt" style:font-size-asian="10.5pt" style:font-size-complex="10.5pt" style:language-asian="en" style:country-asian="GB"/>
    </style:style>
    <style:style style:name="P446" style:parent-style-name="Normal" style:family="paragraph">
      <style:paragraph-properties fo:margin-bottom="0in" style:line-height-at-least="0.1979in" fo:background-color="#1E1E1E"/>
    </style:style>
    <style:style style:name="T4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50" style:parent-style-name="Normal" style:family="paragraph">
      <style:paragraph-properties fo:margin-bottom="0in" style:line-height-at-least="0.1979in" fo:background-color="#1E1E1E"/>
    </style:style>
    <style:style style:name="T4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52" style:parent-style-name="Normal" style:family="paragraph">
      <style:paragraph-properties fo:margin-bottom="0in" style:line-height-at-least="0.1979in" fo:background-color="#1E1E1E"/>
    </style:style>
    <style:style style:name="T4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54" style:parent-style-name="Normal" style:family="paragraph">
      <style:paragraph-properties fo:margin-bottom="0in" style:line-height-at-least="0.1979in" fo:background-color="#1E1E1E"/>
    </style:style>
    <style:style style:name="T4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58" style:parent-style-name="Normal" style:family="paragraph">
      <style:paragraph-properties fo:margin-bottom="0in" style:line-height-at-least="0.1979in" fo:background-color="#1E1E1E"/>
    </style:style>
    <style:style style:name="T4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60" style:parent-style-name="Normal" style:family="paragraph">
      <style:paragraph-properties fo:margin-bottom="0in" style:line-height-at-least="0.1979in" fo:background-color="#1E1E1E"/>
    </style:style>
    <style:style style:name="T46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6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6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465" style:parent-style-name="Normal" style:family="paragraph">
      <style:paragraph-properties fo:margin-bottom="0in" style:line-height-at-least="0.1979in" fo:background-color="#1E1E1E"/>
    </style:style>
    <style:style style:name="T466"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6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72" style:parent-style-name="Normal" style:family="paragraph">
      <style:paragraph-properties fo:margin-bottom="0in" style:line-height-at-least="0.1979in" fo:background-color="#1E1E1E"/>
    </style:style>
    <style:style style:name="T4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74" style:parent-style-name="Normal" style:family="paragraph">
      <style:paragraph-properties fo:margin-bottom="0in" style:line-height-at-least="0.1979in" fo:background-color="#1E1E1E"/>
    </style:style>
    <style:style style:name="T47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78" style:parent-style-name="Normal" style:family="paragraph">
      <style:paragraph-properties fo:margin-bottom="0in" style:line-height-at-least="0.1979in" fo:background-color="#1E1E1E"/>
    </style:style>
    <style:style style:name="T4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8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82" style:parent-style-name="Normal" style:family="paragraph">
      <style:paragraph-properties fo:margin-bottom="0in" style:line-height-at-least="0.1979in" fo:background-color="#1E1E1E"/>
    </style:style>
    <style:style style:name="T48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8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86" style:parent-style-name="Normal" style:family="paragraph">
      <style:paragraph-properties fo:margin-bottom="0in" style:line-height-at-least="0.1979in" fo:background-color="#1E1E1E"/>
    </style:style>
    <style:style style:name="T4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8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90" style:parent-style-name="Normal" style:family="paragraph">
      <style:paragraph-properties fo:margin-bottom="0in" style:line-height-at-least="0.1979in" fo:background-color="#1E1E1E"/>
    </style:style>
    <style:style style:name="T4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9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95" style:parent-style-name="DefaultParagraphFont" style:family="text">
      <style:text-properties style:language-asian="en" style:country-asian="GB"/>
    </style:style>
    <style:style style:name="T496" style:parent-style-name="DefaultParagraphFont" style:family="text">
      <style:text-properties fo:color="#D4D4D4" style:language-asian="en" style:country-asian="GB"/>
    </style:style>
    <style:style style:name="P497" style:parent-style-name="Normal" style:family="paragraph">
      <style:paragraph-properties fo:margin-bottom="0in" style:line-height-at-least="0.1979in" fo:background-color="#1E1E1E"/>
    </style:style>
    <style:style style:name="T49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0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0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05" style:parent-style-name="Normal" style:family="paragraph">
      <style:paragraph-properties fo:margin-bottom="0in" style:line-height-at-least="0.1979in" fo:background-color="#1E1E1E"/>
    </style:style>
    <style:style style:name="T5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0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0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09" style:parent-style-name="Normal" style:family="paragraph">
      <style:paragraph-properties fo:margin-bottom="0in" style:line-height-at-least="0.1979in" fo:background-color="#1E1E1E"/>
    </style:style>
    <style:style style:name="T5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1E1E1E"/>
    </style:style>
    <style:style style:name="T51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1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17" style:parent-style-name="Normal" style:family="paragraph">
      <style:paragraph-properties fo:margin-bottom="0in" style:line-height-at-least="0.1979in" fo:background-color="#1E1E1E"/>
    </style:style>
    <style:style style:name="T51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20" style:parent-style-name="Normal" style:family="paragraph">
      <style:paragraph-properties fo:margin-bottom="0in" style:line-height-at-least="0.1979in" fo:background-color="#1E1E1E"/>
    </style:style>
    <style:style style:name="T521"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23" style:parent-style-name="Normal" style:family="paragraph">
      <style:paragraph-properties fo:margin-bottom="0in" style:line-height-at-least="0.1979in" fo:background-color="#1E1E1E"/>
    </style:style>
    <style:style style:name="T5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26" style:parent-style-name="Normal" style:family="paragraph">
      <style:paragraph-properties fo:margin-bottom="0in" style:line-height-at-least="0.1979in" fo:background-color="#1E1E1E"/>
    </style:style>
    <style:style style:name="T52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2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5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33" style:parent-style-name="Normal" style:family="paragraph">
      <style:paragraph-properties fo:margin-bottom="0in" style:line-height-at-least="0.1979in" fo:background-color="#1E1E1E"/>
    </style:style>
    <style:style style:name="T5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37" style:parent-style-name="Normal" style:family="paragraph">
      <style:paragraph-properties fo:margin-bottom="0in" style:line-height-at-least="0.1979in" fo:background-color="#1E1E1E"/>
    </style:style>
    <style:style style:name="T53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40" style:parent-style-name="Normal" style:family="paragraph">
      <style:paragraph-properties fo:margin-bottom="0in" style:line-height-at-least="0.1979in" fo:background-color="#1E1E1E"/>
    </style:style>
    <style:style style:name="T5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44" style:parent-style-name="Normal" style:family="paragraph">
      <style:paragraph-properties fo:margin-bottom="0in" style:line-height-at-least="0.1979in" fo:background-color="#1E1E1E"/>
    </style:style>
    <style:style style:name="T5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48" style:parent-style-name="Normal" style:family="paragraph">
      <style:paragraph-properties fo:margin-bottom="0in" style:line-height-at-least="0.1979in" fo:background-color="#1E1E1E"/>
    </style:style>
    <style:style style:name="T5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52" style:parent-style-name="Normal" style:family="paragraph">
      <style:paragraph-properties fo:margin-bottom="0in" style:line-height-at-least="0.1979in" fo:background-color="#1E1E1E"/>
    </style:style>
    <style:style style:name="T55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58" style:parent-style-name="Normal" style:family="paragraph">
      <style:paragraph-properties fo:margin-bottom="0in" style:line-height-at-least="0.1979in" fo:background-color="#1E1E1E"/>
    </style:style>
    <style:style style:name="T5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60"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56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62" style:parent-style-name="Normal" style:family="paragraph">
      <style:paragraph-properties fo:margin-bottom="0in" style:line-height-at-least="0.1979in" fo:background-color="#1E1E1E"/>
    </style:style>
    <style:style style:name="T5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66" style:parent-style-name="Normal" style:family="paragraph">
      <style:paragraph-properties fo:margin-bottom="0in" style:line-height-at-least="0.1979in" fo:background-color="#1E1E1E"/>
    </style:style>
    <style:style style:name="T5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69" style:parent-style-name="Normal" style:family="paragraph">
      <style:paragraph-properties fo:margin-bottom="0in" style:line-height-at-least="0.1979in" fo:background-color="#1E1E1E"/>
    </style:style>
    <style:style style:name="T5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73" style:parent-style-name="Normal" style:family="paragraph">
      <style:paragraph-properties fo:margin-bottom="0in" style:line-height-at-least="0.1979in" fo:background-color="#1E1E1E"/>
    </style:style>
    <style:style style:name="T5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77" style:parent-style-name="Normal" style:family="paragraph">
      <style:paragraph-properties fo:margin-bottom="0in" style:line-height-at-least="0.1979in" fo:background-color="#1E1E1E"/>
    </style:style>
    <style:style style:name="T57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8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81" style:parent-style-name="Normal" style:family="paragraph">
      <style:paragraph-properties fo:margin-bottom="0in" style:line-height-at-least="0.1979in" fo:background-color="#1E1E1E"/>
    </style:style>
    <style:style style:name="T5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85" style:parent-style-name="Normal" style:family="paragraph">
      <style:paragraph-properties fo:margin-bottom="0in" style:line-height-at-least="0.1979in" fo:background-color="#1E1E1E"/>
    </style:style>
    <style:style style:name="T5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87"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5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89" style:parent-style-name="Normal" style:family="paragraph">
      <style:paragraph-properties fo:margin-bottom="0in" style:line-height-at-least="0.1979in" fo:background-color="#1E1E1E"/>
    </style:style>
    <style:style style:name="T59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9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93" style:parent-style-name="Normal" style:family="paragraph">
      <style:paragraph-properties fo:margin-bottom="0in" style:line-height-at-least="0.1979in" fo:background-color="#1E1E1E"/>
    </style:style>
    <style:style style:name="T59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96" style:parent-style-name="Normal" style:family="paragraph">
      <style:paragraph-properties fo:margin-bottom="0in" style:line-height-at-least="0.1979in" fo:background-color="#1E1E1E"/>
    </style:style>
    <style:style style:name="T59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99" style:parent-style-name="Normal" style:family="paragraph">
      <style:paragraph-properties fo:margin-bottom="0in" style:line-height-at-least="0.1979in" fo:background-color="#1E1E1E"/>
    </style:style>
    <style:style style:name="P600" style:parent-style-name="Normal" style:family="paragraph">
      <style:paragraph-properties fo:margin-bottom="0in" style:line-height-at-least="0.1979in" fo:background-color="#1E1E1E"/>
    </style:style>
    <style:style style:name="P601" style:parent-style-name="Normal" style:family="paragraph">
      <style:paragraph-properties fo:margin-bottom="0in" style:line-height-at-least="0.1979in" fo:background-color="#1E1E1E"/>
    </style:style>
    <style:style style:name="P602" style:parent-style-name="Normal" style:family="paragraph">
      <style:paragraph-properties fo:margin-bottom="0in" style:line-height-at-least="0.1979in" fo:background-color="#1E1E1E"/>
    </style:style>
    <style:style style:name="T6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0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05" style:parent-style-name="Normal" style:family="paragraph">
      <style:paragraph-properties fo:margin-bottom="0in" style:line-height-at-least="0.1979in" fo:background-color="#1E1E1E"/>
    </style:style>
    <style:style style:name="T6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0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0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09" style:parent-style-name="Normal" style:family="paragraph">
      <style:paragraph-properties fo:margin-bottom="0in" style:line-height-at-least="0.1979in" fo:background-color="#1E1E1E"/>
    </style:style>
    <style:style style:name="T6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13" style:parent-style-name="Normal" style:family="paragraph">
      <style:paragraph-properties fo:margin-bottom="0in" style:line-height-at-least="0.1979in" fo:background-color="#1E1E1E"/>
    </style:style>
    <style:style style:name="T61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18" style:parent-style-name="Normal" style:family="paragraph">
      <style:paragraph-properties fo:margin-bottom="0in" style:line-height-at-least="0.1979in" fo:background-color="#1E1E1E"/>
    </style:style>
    <style:style style:name="T6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21" style:parent-style-name="Normal" style:family="paragraph">
      <style:paragraph-properties fo:margin-bottom="0in" style:line-height-at-least="0.1979in" fo:background-color="#1E1E1E"/>
    </style:style>
    <style:style style:name="T6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2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25" style:parent-style-name="Normal" style:family="paragraph">
      <style:paragraph-properties fo:margin-bottom="0in" style:line-height-at-least="0.1979in" fo:background-color="#1E1E1E"/>
    </style:style>
    <style:style style:name="T6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29" style:parent-style-name="Normal" style:family="paragraph">
      <style:paragraph-properties fo:margin-bottom="0in" style:line-height-at-least="0.1979in" fo:background-color="#1E1E1E"/>
    </style:style>
    <style:style style:name="T63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33" style:parent-style-name="Normal" style:family="paragraph">
      <style:paragraph-properties fo:margin-bottom="0in" style:line-height-at-least="0.1979in" fo:background-color="#1E1E1E"/>
    </style:style>
    <style:style style:name="T63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36" style:parent-style-name="Normal" style:family="paragraph">
      <style:paragraph-properties fo:margin-bottom="0in" style:line-height-at-least="0.1979in" fo:background-color="#1E1E1E"/>
    </style:style>
    <style:style style:name="T63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3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40" style:parent-style-name="Normal" style:family="paragraph">
      <style:paragraph-properties fo:margin-bottom="0in" style:line-height-at-least="0.1979in" fo:background-color="#1E1E1E"/>
    </style:style>
    <style:style style:name="T6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44" style:parent-style-name="Normal" style:family="paragraph">
      <style:paragraph-properties fo:margin-bottom="0in" style:line-height-at-least="0.1979in" fo:background-color="#1E1E1E"/>
    </style:style>
    <style:style style:name="T6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4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49" style:parent-style-name="Normal" style:family="paragraph">
      <style:paragraph-properties fo:margin-bottom="0in" style:line-height-at-least="0.1979in" fo:background-color="#1E1E1E"/>
    </style:style>
    <style:style style:name="T65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5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5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5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5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5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5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5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5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7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7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office:automatic-styles>
  <office:body>
    <office:text text:use-soft-page-breaks="true">
      <text:p text:style-name="P1"><text:span text:style-name="T2">SECURITY STRATEGY</text:span></text:p>
      <text:p text:style-name="P3"><text:span text:style-name="T4">==================================</text:span></text:p>
      <text:p text:style-name="P5"><text:span text:style-name="T6">A)PHASE 1</text:span><text:span text:style-name="T7">:<text:s/></text:span><text:span text:style-name="T8">Infrastructure provisioning / configurations security</text:span><text:span text:style-name="T9">:</text:span></text:p>
      <text:p text:style-name="P10"><text:span text:style-name="T11"> <text:s/></text:span><text:span text:style-name="T12">===============================================================</text:span></text:p>
      <text:p text:style-name="P13"><text:span text:style-name="T14">At the first face of building an application you will be dealing with codes and images from developers. Introduction face you will be provisioning infrastures, configuring faces. A an devops engineer you have to the gap having security behind your design. How secure your application , because it will through the pipeline and end users will access you application. If you open your application from every level of the build and release process an attackers can capitalized on those vulnerabilities.<text:s/></text:span></text:p>
      <text:list text:style-name="LFO1" text:continue-numbering="true">
        <text:list-item>
          <text:p text:style-name="P15"><text:span text:style-name="T16">Terraform security</text:span><text:span text:style-name="T17">:</text:span></text:p>
        </text:list-item>
      </text:list>
      <text:p text:style-name="P18"><text:span text:style-name="T19">The best practices , using varibles, good naming conventions, modules and conditions</text:span>.<text:s/>But security is key, when you create terraform if create a statefile,<text:s/></text:p>
      <text:p text:style-name="P20"><text:span text:style-name="T21"> </text:span><text:span text:style-name="T22"><text:s/>  -<text:s/></text:span><text:span text:style-name="T23">Don't commit the .tfstate file.</text:span><text:span text:style-name="T24"><text:tab/>That is why we don’t commit tffile so use .git ignore , if you have secrets or any inform it store as plain text, so if someone have access they will get you information’s.</text:span></text:p>
      <text:p text:style-name="P25"><text:span text:style-name="T26">    -<text:s/></text:span><text:span text:style-name="T27">Configure a backend.(state locking / remote state storage)</text:span><text:span text:style-name="T28"><text:s/>Two people cannot work on it at same times, remote storage is distributed, you don’t store state file in your local environment in case your system clashed or you lose it</text:span></text:p>
      <text:p text:style-name="P29"><text:span text:style-name="T30">    -<text:s/></text:span><text:span text:style-name="T31">Back up your state files.Use versioning</text:span><text:span text:style-name="T32">, reason is to enable you to roll back, in case your infrancture is not working you can roll back to the previous version.<text:s/></text:span></text:p>
      <text:p text:style-name="P33"><text:span text:style-name="T34">    -<text:s/></text:span><text:span text:style-name="T35">Keep your<text:s/></text:span><text:span text:style-name="T36">backbends</text:span><text:span text:style-name="T37"><text:s/>small.- reduces risks</text:span></text:p>
      <text:p text:style-name="P38"><text:span text:style-name="T39">    -<text:s/></text:span><text:span text:style-name="T40">Use one state per environmen</text:span><text:span text:style-name="T41">t.</text:span><text:span text:style-name="T42"><text:s/>Means dev, stage, <text:s/>uat ,prod, it is a security if someone is working on the state file in different environment is risky.<text:s/></text:span><text:span text:style-name="T43">Use data sources to import information from one stage to another</text:span></text:p>
      <text:p text:style-name="P44"><text:span text:style-name="T45">    -<text:s/></text:span><text:span text:style-name="T46">Setup backend state locking.</text:span></text:p>
      <text:p text:style-name="P47"><text:span text:style-name="T48">    -<text:s/></text:span><text:span text:style-name="T49">Execute Terraform in an automated<text:s/></text:span><text:span text:style-name="T50">build. Human error can happen so the best practice configure workflow as build, run it code pipline. It more secured.<text:s/></text:span></text:p>
      <text:p text:style-name="P51"><text:span text:style-name="T52">    -<text:s/></text:span><text:span text:style-name="T53">Manipulate state only through the commands.</text:span></text:p>
      <text:p text:style-name="P54"><text:span text:style-name="T55">    -<text:s/></text:span><text:span text:style-name="T56">Use variables</text:span><text:span text:style-name="T57">, avoid hard coding and use modules that are reusable, just change one or two things are use it.<text:s/></text:span></text:p>
      <text:p text:style-name="P58"><text:span text:style-name="T59">    -<text:s/></text:span><text:span text:style-name="T60">Use modules</text:span></text:p>
      <text:p text:style-name="P61"><text:span text:style-name="T62">    -<text:s/></text:span><text:span text:style-name="T63">Create and<text:s/></text:span><text:span text:style-name="T64">attached</text:span><text:span text:style-name="T65"><text:s/>IAM roles to resources. Create IAM uses and assign least p</text:span><text:span text:style-name="T66">rivileges</text:span><text:span text:style-name="T67">, only required permission, don’t give permission that resource or users don’t need. Credentials we gives has limited time, it expires, if an attackers have like ec2 instance they will expire after certain time, never login as root but login as user. Only use root to create roles and users.<text:s/></text:span></text:p>
      <text:p text:style-name="P68"><text:span text:style-name="T69"> <text:s/></text:span><text:span text:style-name="T70">b) Ansible security</text:span><text:span text:style-name="T71">:</text:span><text:span text:style-name="T72"><text:tab/><text:s/>Ansible is our configuration tools,<text:s/></text:span></text:p>
      <text:p text:style-name="P73"><text:span text:style-name="T74">     -<text:s/></text:span><text:span text:style-name="T75">Avoid single target login names - avoid using generic names like admin/ ansible since they are easy to guess.</text:span></text:p>
      <text:p text:style-name="P76"><text:span text:style-name="T77">     -<text:s/></text:span><text:span text:style-name="T78">Use ansible secret manager</text:span><text:span text:style-name="T79"><text:s/></text:span><text:span text:style-name="T80">, use ansible vault, encrypte your secrets and call the secrets as required</text:span></text:p>
      <text:soft-page-break/>
      <text:p text:style-name="P81"><text:span text:style-name="T82">     -<text:s/></text:span><text:span text:style-name="T83">don’t</text:span><text:span text:style-name="T84"><text:s/>expose sensitive data in Ansible output</text:span><text:span text:style-name="T85">, once you run output it can contain some information that might be expose.<text:s/></text:span></text:p>
      <text:p text:style-name="P86">Avoid using single login names or generic names like admin 123, anybody can guess.<text:s/>And rotate your credential often , attackers can snoop on your network looking for pattern and creature the traffic and with time they might guess your password and credentials,<text:s/>most companies use assess token , don’t use same password, password policy is applied. Avoid using predicable names.</text:p>
      <text:p text:style-name="P87"/>
      <text:p text:style-name="P88"><text:span text:style-name="T89"> <text:s/></text:span><text:span text:style-name="T90">c) Host hardening</text:span><text:span text:style-name="T91">:</text:span></text:p>
      <text:p text:style-name="P92"><text:span text:style-name="T93">     -<text:s/></text:span><text:span text:style-name="T94">Choice of operating system</text:span><text:span text:style-name="T95"><text:s/></text:span><text:span text:style-name="T96">, choose appropriate operation system e.g redhat, ubuntu, , use community vendor operation system so you can have support, patches and updates</text:span></text:p>
      <text:p text:style-name="P97"><text:span text:style-name="T98">     -<text:s/></text:span><text:span text:style-name="T99">Non-essential processes</text:span><text:span text:style-name="T100"><text:s/></text:span><text:span text:style-name="T101">, I don’t want to costume</text:span><text:span text:style-name="T102"><text:s/>my space and CPU</text:span><text:span text:style-name="T103"><text:s/>etc.<text:s/></text:span></text:p>
      <text:p text:style-name="P104"><text:span text:style-name="T105">     -<text:s/></text:span><text:span text:style-name="T106">Host based firewalling ( SG<text:s/></text:span><text:span text:style-name="T107">9securty group</text:span><text:span text:style-name="T108">/ ACL</text:span><text:span text:style-name="T109"><text:s/>(assess control list)</text:span><text:span text:style-name="T110"><text:s/>, NACL</text:span><text:span text:style-name="T111"><text:s/>network access control list</text:span><text:span text:style-name="T112">)</text:span><text:span text:style-name="T113">, don’t allow all traffic, only port that you need. E.g default port should not be use, attackers can guess so use consumed port. E.g Jenkins listen on port 8080, so<text:s/></text:span><text:span text:style-name="T114">configure</text:span><text:span text:style-name="T115"><text:s/>8090 or so.<text:s/></text:span></text:p>
      <text:p text:style-name="P116"><text:span text:style-name="T117">     -<text:s/></text:span><text:span text:style-name="T118">Always research the latest best practices</text:span><text:span text:style-name="T119"><text:s/></text:span></text:p>
      <text:p text:style-name="P120"><text:span text:style-name="T121"> <text:s/></text:span><text:span text:style-name="T122">d) Private subnets</text:span><text:span text:style-name="T123">:</text:span></text:p>
      <text:p text:style-name="P124"><text:span text:style-name="T125">     -<text:s/></text:span><text:span text:style-name="T126">Run all resources in private subnets</text:span><text:span text:style-name="T127">, we are closing our resource to be public<text:s/></text:span></text:p>
      <text:p text:style-name="P128"><text:span text:style-name="T129">     -<text:s/></text:span><text:span text:style-name="T130">configure<text:s/></text:span><text:span text:style-name="T131">load Balancer</text:span><text:span text:style-name="T132"><text:s/>to control traffic from the internet to the resources</text:span></text:p>
      <text:p text:style-name="P133"><text:span text:style-name="T134">     -<text:s/></text:span><text:span text:style-name="T135">Resources only accept<text:s/></text:span><text:span text:style-name="T136">traffic</text:span><text:span text:style-name="T137"><text:s/>from the load balancer security groups</text:span></text:p>
      <text:p text:style-name="P138"><text:span text:style-name="T139">     -<text:s/></text:span><text:span text:style-name="T140">Configure Bastion hosts as the only point of entry into the cluster / for authentication /authorization</text:span><text:span text:style-name="T141">, we are configuration our infrastures so they can run in private subnet and load balancer to direct traffic to ec2 and resource listen to load balancer which is internet facing it get access to internet. Because of it single point of entry a lot of logs are generated and only authentication and authorized users are able to access the cluster.</text:span></text:p>
      <text:p text:style-name="P142"><text:span text:style-name="T143">   </text:span><text:span text:style-name="T144"><text:s/> -<text:s/></text:span><text:span text:style-name="T145">Only authenticated and authorized users are able to access the cluster with least privileges / only required permissions</text:span><text:span text:style-name="T146"><text:s/></text:span></text:p>
      <text:p text:style-name="P147"><text:span text:style-name="T148">       </text:span><text:span text:style-name="T149">as fits the tasks to perform</text:span></text:p>
      <text:p text:style-name="P150"/>
      <text:p text:style-name="P151"><text:span text:style-name="T152">B) PHASE 2</text:span><text:span text:style-name="T153">:<text:s/></text:span><text:span text:style-name="T154">Build time security</text:span><text:span text:style-name="T155">:<text:s/></text:span><text:span text:style-name="T156">create/build software/ development life cycle</text:span></text:p>
      <text:p text:style-name="P157"><text:span text:style-name="T158">==============</text:span><text:span text:style-name="T159">=================================================================</text:span></text:p>
      <text:p text:style-name="P160"><text:span text:style-name="T161">   </text:span><text:span text:style-name="T162">a) Git / Git hub DVCS</text:span><text:span text:style-name="T163"><text:s/></text:span><text:span text:style-name="T164">:</text:span><text:span text:style-name="T165">our distributed vision control system, developers are writing codes using different ide in their environments. As a devops you are bring the development team and operation together creating that enabled environment</text:span><text:span text:style-name="T166"><text:s/>for collabora</text:span><text:span text:style-name="T167">tions.</text:span></text:p>
      <text:p text:style-name="P168"><text:span text:style-name="T169">    -<text:s/></text:span><text:span text:style-name="T170">Make clean, single-purpose commits.<text:s/></text:span><text:span text:style-name="T171">If you keep writing your files and they are getting big the head that point to recent commit keeping pointing to behind, when others keeping committing your commit will be legging behind by the time you commit, some people might have committed 20 times, so commit single purpose commit and commit on often. Keep</text:span><text:span text:style-name="T172"><text:s/>commits small and focused for ease of rollback and tracking with the ticket system.</text:span></text:p>
      <text:soft-page-break/>
      <text:p text:style-name="P173"><text:span text:style-name="T174">    -<text:s/></text:span><text:span text:style-name="T175">Write meaningful commit mes</text:span><text:span text:style-name="T176">sages</text:span><text:span text:style-name="T177">, we are trying to identifies issues quickly so when people look at the history they can trace the issues <text:s/>faster.</text:span></text:p>
      <text:p text:style-name="P178"><text:span text:style-name="T179">    -<text:s/></text:span><text:span text:style-name="T180">Commit early and commit often</text:span></text:p>
      <text:p text:style-name="P181"><text:span text:style-name="T182">For security wise avoid using rebased , its better you create future branch and make your changes and make new commit. Any work you do in git it leaves a history of who and what you did.</text:span></text:p>
      <text:p text:style-name="P183"><text:span text:style-name="T184">    -<text:s/></text:span><text:span text:style-name="T185">Dont alter merged commits</text:span><text:span text:style-name="T186">, rather make changes and do a new commit.</text:span></text:p>
      <text:p text:style-name="P187"><text:span text:style-name="T188">    -<text:s/></text:span><text:span text:style-name="T189">Dont commit generated files</text:span><text:span text:style-name="T190">, whenever, you init git a lot of files are created in the background like .git and local file or hidden file are created don commit those files.only commit codes not file that are generated. If you try to build an image you packed your software with files that unnecessary and that because security issues.</text:span></text:p>
      <text:p text:style-name="P191"><text:span text:style-name="T192">    -<text:s/></text:span><text:span text:style-name="T193">Use private repos</text:span><text:span text:style-name="T194">, because of authenticate and authorizations so nobody snooping on your app can have access.<text:s/></text:span></text:p>
      <text:p text:style-name="P195"><text:span text:style-name="T196">    -<text:s/></text:span><text:span text:style-name="T197">Create organizations</text:span><text:span text:style-name="T198">, different user are bind to organisation and give them privilege to what they can do</text:span></text:p>
      <text:p text:style-name="P199"><text:span text:style-name="T200">    -<text:s/></text:span><text:span text:style-name="T201">Provide authentication and authorization for repos</text:span></text:p>
      <text:p text:style-name="P202"><text:span text:style-name="T203">    -<text:s/></text:span><text:span text:style-name="T204">Enable watchers</text:span><text:span text:style-name="T205">, people that can collaborate , no single developers that can push code to the master. People that watch all codes before push</text:span></text:p>
      <text:p text:style-name="P206"><text:span text:style-name="T207">    -<text:s/></text:span><text:span text:style-name="T208">Enable log<text:s/></text:span><text:span text:style-name="T209">events</text:span><text:span text:style-name="T210">, give you histories</text:span></text:p>
      <text:p text:style-name="P211"><text:span text:style-name="T212">    -<text:s/></text:span><text:span text:style-name="T213">Prevent direct push to master branch</text:span><text:span text:style-name="T214"><text:s/>, rather before merging use pull request you don’t want to break your infrancture.<text:s/></text:span></text:p>
      <text:p text:style-name="P215"><text:span text:style-name="T216">    -<text:s/></text:span><text:span text:style-name="T217">Enable notification within the repo</text:span></text:p>
      <text:p text:style-name="P218"><text:span text:style-name="T219">    -<text:s/></text:span><text:span text:style-name="T220">Before anything is merged, use pull requests</text:span></text:p>
      <text:p text:style-name="P221"><text:span text:style-name="T222">   </text:span><text:span text:style-name="T223">b) Dealing with images</text:span><text:span text:style-name="T224">:</text:span><text:span text:style-name="T225"><text:s/>before the codes leave git how do we deal with images, we only use official images because they had been test, verified.</text:span></text:p>
      <text:p text:style-name="P226"><text:span text:style-name="T227">    -<text:s/></text:span><text:span text:style-name="T228">Use official images</text:span><text:span text:style-name="T229">, use official image because they are backend up by docker</text:span></text:p>
      <text:p text:style-name="P230"><text:span text:style-name="T231">    -<text:s/></text:span><text:span text:style-name="T232">Choice of base image</text:span><text:span text:style-name="T233">, when you are write a docker when you write from you are stating what is your best image, image that official , light weight, tested, verified, so that is why we use alpine images.<text:s/></text:span></text:p>
      <text:p text:style-name="P234"><text:span text:style-name="T235">    -<text:s/></text:span><text:span text:style-name="T236">Scan images to ensure<text:s/></text:span><text:span text:style-name="T237">applications do not have any known unpatched critical or major vulnerabilities<text:s/></text:span><text:span text:style-name="T238">, we have tools for scanning like<text:s/></text:span><text:span text:style-name="T239">–</text:span><text:span text:style-name="T240">snyk</text:span><text:span text:style-name="T241"><text:s/>(enterprise version)it configured with Docker hub</text:span><text:span text:style-name="T242">, Whitesource</text:span><text:span text:style-name="T243"><text:s/>(it will scan continuously)<text:s/></text:span><text:span text:style-name="T244">,trivy</text:span><text:span text:style-name="T245"><text:s/></text:span><text:span text:style-name="T246">( it can be install on ubutun or redhat with a script below) is open sources . most companies will have scanning tools install.<text:s/></text:span></text:p>
      <text:p text:style-name="P247"/>
      <text:p text:style-name="P248"><text:span text:style-name="T249">             </text:span><text:a xlink:href="https://aquasecurity.github.io/trivy/v0.19.2/getting-started/installation/" office:target-frame-name="_top" xlink:show="replace"><text:span text:style-name="T250">https://aquasecurity.github.io/trivy/v0.19.2/getting-started/installation/</text:span></text:a></text:p>
      <text:p text:style-name="P251"><text:span text:style-name="T252"><text:s/>this checked the best images against database that tracks vulu</text:span><text:span text:style-name="T253">nerable packages<text:s/></text:span></text:p>
      <text:p text:style-name="P254"/>
      <text:p text:style-name="P255"><text:span text:style-name="T256">   <text:s/></text:span><text:span text:style-name="T257">-&gt; This done by checking the base image and all packages t</text:span><text:span text:style-name="T258">hat are part<text:s/></text:span><text:span text:style-name="T259">of</text:span><text:span text:style-name="T260"><text:s/>the base image against a database that tracks vulnerable packages</text:span><text:span text:style-name="T261">, as it runs it output some information and data and it store those information somewhere, as devops you need to found out where those logs are stored. <text:s/></text:span></text:p>
      <text:p text:style-name="P262"><text:span text:style-name="T263">    -<text:s/></text:span><text:span text:style-name="T264">Privacy concerns</text:span><text:span text:style-name="T265">:<text:s/></text:span><text:span text:style-name="T266">Find out the</text:span><text:span text:style-name="T267"><text:s/>logs or data that is generated from the scanning solutions is stored. Ensure that the data is secure.</text:span><text:span text:style-name="T268"><text:s/></text:span></text:p>
      <text:soft-page-break/>
      <text:p text:style-name="P269"><text:span text:style-name="T270">    -<text:s/></text:span><text:span text:style-name="T271">Images being delivered f</text:span><text:span text:style-name="T272">rom the image registry must be checked for compromise.</text:span><text:span text:style-name="T273"><text:s/>Let say you scan and pushed to your registry you need to check when you pull, an attackers can have access to you registry and modify the images and pushed it back , so you need to scan when you pull the images fro</text:span><text:span text:style-name="T274">m</text:span><text:span text:style-name="T275"><text:s text:c="2"/>you git hup.</text:span></text:p>
      <text:p text:style-name="P276"><text:span text:style-name="T277">    -<text:s/></text:span><text:span text:style-name="T278">Ensure that access to registry is controlled to avoid compromise. (Private repos)</text:span><text:span text:style-name="T279"><text:s/>as devops you are developing a security strategy, ensure everyone follow these rules.<text:s/></text:span></text:p>
      <text:p text:style-name="P280"><text:span text:style-name="T281">    -<text:s/></text:span><text:span text:style-name="T282">When building containers, minimize software packages that make up the base image to include packages that a</text:span><text:span text:style-name="T283">re absolutely necessary</text:span><text:span text:style-name="T284">. Only requied packages for the applications to run.<text:s/></text:span></text:p>
      <text:p text:style-name="P285"><text:span text:style-name="T286"> </text:span><text:span text:style-name="T287">you can use alpine minimal image as base images or distroless images(slimmed down Linux distribution image)</text:span><text:span text:style-name="T288"><text:s/>scan images<text:s/></text:span><text:span text:style-name="T289">after you build your container, the reason why we are doing this is because this is only i</text:span><text:span text:style-name="T290">n Dev where by your code is visible</text:span><text:span text:style-name="T291"><text:s/>when you have opportunity to scan<text:s/></text:span><text:span text:style-name="T292"><text:s/>once you deploy you are introducing it to your Iac, a good example if this is bug and someone is using credit cards storing and shipping customers details to someone seating on your network. This might end up chasing you</text:span><text:span text:style-name="T293">r cluster. Your application can fail or your infrasture can fail. So at the build Dav you need to scan for vulnolubilitie before it intro to the next face..</text:span></text:p>
      <text:p text:style-name="P294"><text:span text:style-name="T295">    -<text:s/></text:span><text:span text:style-name="T296">Scan images after builds</text:span></text:p>
      <text:p text:style-name="P297"/>
      <text:p text:style-name="P298"><text:span text:style-name="T299">C) PHASE 3</text:span><text:span text:style-name="T300">:<text:s/></text:span><text:span text:style-name="T301">Deploy time security</text:span><text:span text:style-name="T302">:<text:s/></text:span><text:span text:style-name="T303">secure your deployment</text:span></text:p>
      <text:p text:style-name="P304"><text:span text:style-name="T305">=========================================================</text:span></text:p>
      <text:p text:style-name="P306"><text:span text:style-name="T307"> <text:s/></text:span><text:span text:style-name="T308">a) Host hardening</text:span><text:span text:style-name="T309">:</text:span></text:p>
      <text:p text:style-name="P310"><text:span text:style-name="T311">    -<text:s/></text:span><text:span text:style-name="T312">Choice of operating system</text:span><text:span text:style-name="T313"><text:s/></text:span></text:p>
      <text:p text:style-name="P314"><text:span text:style-name="T315">    -<text:s/></text:span><text:span text:style-name="T316">Non-essential processes</text:span><text:span text:style-name="T317"><text:s/>only running process that are required</text:span></text:p>
      <text:p text:style-name="P318"><text:span text:style-name="T319">    -<text:s/></text:span><text:span text:style-name="T320">Host based firewalling</text:span><text:span text:style-name="T321"><text:s/></text:span></text:p>
      <text:p text:style-name="P322"><text:span text:style-name="T323">    -<text:s/></text:span><text:span text:style-name="T324">Always research the latest best practi</text:span><text:span text:style-name="T325">ces</text:span><text:span text:style-name="T326"><text:s/></text:span></text:p>
      <text:p text:style-name="P327"><text:span text:style-name="T328">b) Cluster / hardening</text:span><text:span text:style-name="T329">:<text:s/></text:span></text:p>
      <text:p text:style-name="P330"><text:span text:style-name="T331">  -<text:s/></text:span><text:span text:style-name="T332">Review the K8s cluster configuration to ensure that it aligns with security best practices. What is in the cluster must be met with what you set as the line best practices for security, a good example for us to deploy in k</text:span><text:span text:style-name="T333">ubenete as best practice we need to use manifest file, how are you storing your secret and are you using variables. <text:s/></text:span></text:p>
      <text:p text:style-name="P334"><text:span text:style-name="T335">  -<text:s/></text:span><text:span text:style-name="T336">Build a trust model for various components of the cluster. This is a framework where you review a threat profile and define</text:span><text:span text:style-name="T337"><text:s/></text:span></text:p>
      <text:p text:style-name="P338"><text:span text:style-name="T339">   <text:s/></text:span><text:span text:style-name="T340">mechanisms to respond to a threat profile ,this what we called trust model. You had examine different scenarios within your cluster.e.g if someone enter my cluster how do I response, if node is access , you need to make a work profile. And also you have re</text:span><text:span text:style-name="T341">spond mechanism in place.</text:span></text:p>
      <text:p text:style-name="P342"><text:span text:style-name="T343">  -<text:s/></text:span><text:span text:style-name="T344">Secure the Kubernetes <text:s/>datastore and API server. Use strong credentials, public key Infrastructure for access and Transport Layer Security</text:span><text:span text:style-name="T345"><text:s/></text:span></text:p>
      <text:p text:style-name="P346"><text:span text:style-name="T347">   <text:s/></text:span><text:span text:style-name="T348">(TLS) for data in transit encryption.</text:span></text:p>
      <text:p text:style-name="P349"><text:span text:style-name="T350">  -<text:s/></text:span><text:span text:style-name="T351">Configure security groups /virtual firew</text:span><text:span text:style-name="T352">alls that allow access control to the nodes.</text:span></text:p>
      <text:p text:style-name="P353"><text:span text:style-name="T354">  -<text:s/></text:span><text:span text:style-name="T355">Encrypt Kubernetes secrets at rest</text:span><text:span text:style-name="T356"><text:s/></text:span></text:p>
      <text:p text:style-name="P357"><text:span text:style-name="T358">  -<text:s/></text:span><text:span text:style-name="T359">Rotate credentials frequently</text:span><text:span text:style-name="T360"><text:s/></text:span></text:p>
      <text:soft-page-break/>
      <text:p text:style-name="P361"><text:span text:style-name="T362">  -<text:s/></text:span><text:span text:style-name="T363">Authentication &amp; RBAC</text:span><text:span text:style-name="T364"><text:s/></text:span></text:p>
      <text:p text:style-name="P365"><text:span text:style-name="T366">   </text:span><text:span text:style-name="T367">&gt;</text:span><text:span text:style-name="T368"><text:s/>Roles / Role bindings / Cluster roles/ Clusterrole bindings</text:span></text:p>
      <text:p text:style-name="P369"><text:span text:style-name="T370">  - Use namespaces for isolation</text:span></text:p>
      <text:p text:style-name="P371"><text:span text:style-name="T372">  -<text:s/></text:span><text:span text:style-name="T373">Restricting cloud metadata API access if you have like a token about your cluster information you can curl API if they is no restriction. So it that case you want to use matadata only to curl your API.</text:span></text:p>
      <text:p text:style-name="P374"><text:span text:style-name="T375">  - Enable auditing it means your login or events, act</text:span><text:span text:style-name="T376">ivities will be generated and will be captured for editing. You can find out the states of your cluster.</text:span></text:p>
      <text:p text:style-name="P377"><text:span text:style-name="T378">  - Restrict access to alpha or beta features e.g you trying to create a container will have dif API versions so they curl dif API resources. If you wa</text:span><text:span text:style-name="T379">nt to create a pod or node you have dif API version too. Restrict using Alp of bater version these are under development they haven’t be fully tested. You can use them in development but not in production.<text:s/></text:span></text:p>
      <text:p text:style-name="P380"><text:span text:style-name="T381">  - Upgrade Kubernetes frequent and patch , it is</text:span><text:span text:style-name="T382"><text:s/>easier to managed and more compatible with future updates. If they is a bug of vulnerabilities with version that is running in the future that bug might have be fix or update.<text:s/></text:span></text:p>
      <text:p text:style-name="P383"><text:span text:style-name="T384">  - Use a managed Kubernetes service for security, if we managed on own it exp</text:span><text:span text:style-name="T385">ose to vulnerabilities.<text:s/></text:span></text:p>
      <text:p text:style-name="P386"><text:span text:style-name="T387">c) Secrets management</text:span><text:span text:style-name="T388">:</text:span></text:p>
      <text:p text:style-name="P389"><text:span text:style-name="T390">   -<text:s/></text:span><text:span text:style-name="T391">etcd to store secrets</text:span><text:span text:style-name="T392"><text:s/>this secret has to be encrypted and the only communication to etcd is the API server, no user, person can get to the ected with out make that API curl. Ectd by default test come in<text:s/></text:span><text:span text:style-name="T393">plain but it has to encrypted.<text:s/></text:span></text:p>
      <text:p text:style-name="P394"><text:span text:style-name="T395">   -<text:s/></text:span><text:span text:style-name="T396">Secret management service you can use secret manager like AWS. We can use vaults<text:s/></text:span></text:p>
      <text:p text:style-name="P397"><text:span text:style-name="T398">   -<text:s/></text:span><text:span text:style-name="T399">Kubernetes secrets store CSI driver<text:s/></text:span><text:span text:style-name="T400"><text:s/></text:span></text:p>
      <text:p text:style-name="P401"><text:span text:style-name="T402">   <text:s/></text:span><text:span text:style-name="T403">&gt;</text:span><text:span text:style-name="T404">Secrets management best practises</text:span></text:p>
      <text:p text:style-name="P405"><text:span text:style-name="T406">    &gt;Avoid secret sprawl-have a centralised secret mana</text:span><text:span text:style-name="T407">ger</text:span></text:p>
      <text:p text:style-name="P408"><text:span text:style-name="T409">    &gt;Use Anti-Affinity rules</text:span></text:p>
      <text:p text:style-name="P410"><text:span text:style-name="T411">    &gt;Data encryption (transit and at rest)</text:span></text:p>
      <text:p text:style-name="P412"><text:span text:style-name="T413">    &gt;Use automated secret rotation</text:span></text:p>
      <text:p text:style-name="P414"><text:span text:style-name="T415">    &gt;Ephemeral/dynamic secrets - have a short-time-to -live and are destroyed after the time interval.</text:span></text:p>
      <text:p text:style-name="P416"><text:span text:style-name="T417">    &gt;Enable audit log</text:span></text:p>
      <text:p text:style-name="P418"><text:span text:style-name="T419">    &gt; Use your Certi</text:span><text:span text:style-name="T420">ficate authority so when you create user you can give permission.</text:span></text:p>
      <text:p text:style-name="P421"/>
      <text:p text:style-name="P422"><text:span text:style-name="T423">d) CI/CD</text:span><text:span text:style-name="T424">: Pipiline</text:span></text:p>
      <text:p text:style-name="P425"><text:span text:style-name="T426"> -<text:s/></text:span><text:span text:style-name="T427">Scan images by registry scanning services</text:span><text:span text:style-name="T428"><text:s/>like thie case of docker they use sncky which is open source but in pipline you need tool enterprise scaning tool to run on<text:s/></text:span><text:span text:style-name="T429">your pipline.</text:span></text:p>
      <text:p text:style-name="P430"><text:span text:style-name="T431"> -<text:s/></text:span><text:span text:style-name="T432">Scan images after builds</text:span><text:span text:style-name="T433"><text:s/>our CD pipline we use Jenkins, maven and sonarqube all done scaning right before build. So scaning keep taken place for quality checks.</text:span></text:p>
      <text:p text:style-name="P434"><text:span text:style-name="T435"> -<text:s/></text:span><text:span text:style-name="T436">Inline image scanning - / SonarQube comes in again, because is in line with</text:span><text:span text:style-name="T437"><text:s/>your pipline so sonarQube is looking for codes qualities and bugs for vulnerabilities.</text:span></text:p>
      <text:soft-page-break/>
      <text:p text:style-name="P438"><text:span text:style-name="T439"> -<text:s/></text:span><text:span text:style-name="T440">Kubernetes admission controller</text:span><text:span text:style-name="T441"><text:s/></text:span></text:p>
      <text:p text:style-name="P442"><text:span text:style-name="T443">   </text:span><text:span text:style-name="T444">&gt;</text:span><text:span text:style-name="T445">Securing CI/CD pipeline</text:span></text:p>
      <text:p text:style-name="P446"><text:span text:style-name="T447">   &gt; Zero trust policy for CI/CD environment, meaning you don’t trust anybody unless they are authentica</text:span><text:span text:style-name="T448">ted and authorised, e.g you can stay someone should run it for you because you are going out for lunch or so. Because this is your final stage, once it goes in your application is going to build, is either it will break or build <text:s/>and if it fails it cost th</text:span><text:span text:style-name="T449">e company a lot of money, so zero truest policy must be applied.</text:span></text:p>
      <text:p text:style-name="P450"><text:span text:style-name="T451">   &gt; Secure secrets -passwords, access tokens, encryption keys are called only when required</text:span></text:p>
      <text:p text:style-name="P452"><text:span text:style-name="T453">   &gt;Access control - 2 factor authentication enabled<text:s/></text:span></text:p>
      <text:p text:style-name="P454"><text:span text:style-name="T455">   &gt;Auditing and monitoring – for excessive<text:s/></text:span><text:span text:style-name="T456">access, access deprecation in case a user leaves organization. If you notice one user who leave the company or role changes you need to monitor that so once the person leaves their company withdraw they credentials or access immediately taken out the syste</text:span><text:span text:style-name="T457">m, all these need to automate. If some said his contract finished at mid night automate process in a way that they access is automatically remove or denied at mid night.<text:s/></text:span></text:p>
      <text:p text:style-name="P458"><text:span text:style-name="T459">    or change in job role.</text:span></text:p>
      <text:p text:style-name="P460"><text:span text:style-name="T461"> -<text:s/></text:span><text:span text:style-name="T462">Organization policies - call out access requirements to</text:span><text:span text:style-name="T463"><text:s/>CI/CD resources, separation of user responsibilities ,secret management, logging and monitoring requirements and audit policies. As they are running all this , you need to have all this in mind.<text:s/></text:span></text:p>
      <text:p text:style-name="P464"> </text:p>
      <text:p text:style-name="P465"><text:span text:style-name="T466">D) PHASE 4</text:span><text:span text:style-name="T467">:<text:s/></text:span><text:span text:style-name="T468">Workload Runtime Security</text:span><text:span text:style-name="T469">:<text:s/></text:span><text:span text:style-name="T470">secure host runnin</text:span><text:span text:style-name="T471">g software and configurations /workloads from unauthorized activities</text:span></text:p>
      <text:p text:style-name="P472"><text:span text:style-name="T473">==============================================================================================================================</text:span></text:p>
      <text:p text:style-name="P474"><text:span text:style-name="T475">a) Pod Security Policies (PSPs)</text:span><text:span text:style-name="T476">:this is you first policy, w</text:span><text:span text:style-name="T477">hat are the policies securing your pods and how are they running.<text:s/></text:span></text:p>
      <text:p text:style-name="P478"><text:span text:style-name="T479"> -<text:s/></text:span><text:span text:style-name="T480">Using Pod Security Policies</text:span><text:span text:style-name="T481"><text:s/></text:span></text:p>
      <text:p text:style-name="P482"><text:span text:style-name="T483"> -<text:s/></text:span><text:span text:style-name="T484">Pod Security Policy capabilities</text:span><text:span text:style-name="T485"><text:s/>, what can those policies do as you run your applications<text:s/></text:span></text:p>
      <text:p text:style-name="P486"><text:span text:style-name="T487"> -<text:s/></text:span><text:span text:style-name="T488">Pod security context</text:span><text:span text:style-name="T489"><text:s/></text:span></text:p>
      <text:p text:style-name="P490"><text:span text:style-name="T491"> -<text:s/></text:span><text:span text:style-name="T492">Limitation of PSPs</text:span><text:span text:style-name="T493"><text:s/>, now it<text:s/></text:span><text:span text:style-name="T494">runtime and my application is going on a security plans needed to be in place, we known in kubernete application runs in pods.</text:span></text:p>
      <text:p text:style-name="NoSpacing"><text:span text:style-name="T495">b) Process and application monitoring and auditing</text:span><text:span text:style-name="T496">: you can’t avoid the following</text:span></text:p>
      <text:p text:style-name="P497"><text:span text:style-name="T498"> </text:span><text:span text:style-name="T499">-&gt; Logging- stream logs to an external locatio</text:span><text:span text:style-name="T500">n with append-only access from within cluster. It means you want to ship your logs somewhere outside your cluster.so no logs is gonna be over written or destroyed. This ensures that your logs will not be</text:span><text:span text:style-name="T501"><text:s/></text:span><text:span text:style-name="T502">tempered with even in the case of a total cluster co</text:span><text:span text:style-name="T503">mpromise. So now use monitoring and process tools tools like NewRelic, Prometheus and Grafana</text:span><text:span text:style-name="T504"><text:s/></text:span></text:p>
      <text:p text:style-name="P505"><text:span text:style-name="T506"> -<text:s/></text:span><text:span text:style-name="T507">Seccomp</text:span><text:span text:style-name="T508"><text:s/></text:span></text:p>
      <text:p text:style-name="P509"><text:span text:style-name="T510"> -<text:s/></text:span><text:span text:style-name="T511">SELinux</text:span><text:span text:style-name="T512"><text:s/></text:span></text:p>
      <text:p text:style-name="P513"><text:span text:style-name="T514"> -<text:s/></text:span><text:span text:style-name="T515">AppArmor</text:span><text:span text:style-name="T516"><text:s/></text:span></text:p>
      <text:p text:style-name="P517"><text:span text:style-name="T518"> -<text:s/></text:span><text:span text:style-name="T519">APM - NewRelic, Prometheus / Grafana, ELK</text:span></text:p>
      <text:p text:style-name="P520"><text:span text:style-name="T521">c) Network security control</text:span><text:span text:style-name="T522">:</text:span></text:p>
      <text:soft-page-break/>
      <text:p text:style-name="P523"><text:span text:style-name="T524">  -<text:s/></text:span><text:span text:style-name="T525">Network security control</text:span></text:p>
      <text:p text:style-name="P526"><text:span text:style-name="T527">  -<text:s/></text:span><text:span text:style-name="T528">Observability</text:span><text:span text:style-name="T529">:<text:s/></text:span><text:span text:style-name="T530">-&gt;</text:span><text:span text:style-name="T531"><text:s/>Observability in Kubernetes is the ability to derive actionable insights about the state, you need to look at insight of what is going on <text:s/>so that is why observabilities come in play of Kubernetes from metrics collected.<text:s/></text:span><text:span text:style-name="T532"><text:s/></text:span></text:p>
      <text:p text:style-name="P533"><text:span text:style-name="T534">            -<text:s/></text:span><text:span text:style-name="T535">Network Traffic Vi</text:span><text:span text:style-name="T536">sibility</text:span></text:p>
      <text:p text:style-name="P537"><text:span text:style-name="T538">            -<text:s/></text:span><text:span text:style-name="T539">DNS activity logs, this will help you to resolve host name if it comes attacker site or vulnerabilities.<text:s/></text:span></text:p>
      <text:p text:style-name="P540"><text:span text:style-name="T541">            -<text:s/></text:span><text:span text:style-name="T542">Application Traffic visibility- response codes that come out from data collected, like error 443, 400 and so mean</text:span><text:span text:style-name="T543">ing the person that was trying to access the application was not authorised. So you will be looking at the applications layer, looking at rare or known malicious HTTP headers</text:span></text:p>
      <text:p text:style-name="P544"><text:span text:style-name="T545">            -<text:s/></text:span><text:span text:style-name="T546">K8S Activity logs –like denied logs, service account creation/modif</text:span><text:span text:style-name="T547">ication, namespace creation/modification, these are all red flags, if someone tried to enter the system. Make sense of this logs generated.<text:s/></text:span></text:p>
      <text:p text:style-name="P548"><text:span text:style-name="T549">            -<text:s/></text:span><text:span text:style-name="T550">Machine learning and anomaly Detection - deviation from derived patterns from data over a period of t</text:span><text:span text:style-name="T551">ime. Their processes that goes on and on. If you are looking your CPU that has to do with your host and suddenly s spark in memory utilization or level is a red flag, you need to check what is happening here. You can use machine language for invegestions.</text:span></text:p>
      <text:p text:style-name="P552"><text:span text:style-name="T553">            -<text:s/></text:span><text:span text:style-name="T554">Enterprise security controls - leverage data collection from the observability strategy to build reports needed</text:span><text:span text:style-name="T555"><text:s/></text:span><text:span text:style-name="T556">to help with compliance standards e.g in medical field like HIPAA (health insurance portability and accountability Act of 1996), P</text:span><text:span text:style-name="T557">CI (payment card industry data and security standard). If you are devops engineer you must ensure these compliances are keep. You need to know all these, so look at best for your industries when you are making your design look for the compliances policies<text:s/></text:span></text:p>
      <text:p text:style-name="P558"><text:span text:style-name="T559">  -<text:s/></text:span><text:span text:style-name="T560">Threat Defence</text:span><text:span text:style-name="T561">:</text:span></text:p>
      <text:p text:style-name="P562"><text:span text:style-name="T563">   <text:s/></text:span><text:span text:style-name="T564">-&gt; ability to look at malicious activity in the cluster and then defend the cluster from  it.</text:span><text:span text:style-name="T565"><text:s/>Most of the threat will explore for example when we commit on git/GitHub make sure your configuration are secured.</text:span></text:p>
      <text:p text:style-name="P566"><text:span text:style-name="T567">        -<text:s/></text:span><text:span text:style-name="T568">exploiting an insecure configuration</text:span></text:p>
      <text:p text:style-name="P569"><text:span text:style-name="T570">        -<text:s/></text:span><text:span text:style-name="T571">exploiting vulnerability in the application traffic</text:span><text:span text:style-name="T572"><text:s/>on the network layer 7</text:span></text:p>
      <text:p text:style-name="P573"><text:span text:style-name="T574">        -<text:s/></text:span><text:span text:style-name="T575">vulnerability in t</text:span><text:span text:style-name="T576">he application code, when you do images</text:span></text:p>
      <text:p text:style-name="P577"><text:span text:style-name="T578">    -<text:s/></text:span><text:span text:style-name="T579">consider both intrusion det</text:span><text:span text:style-name="T580">ection and intrusion prevention, set how do you prevent it, if someone goes into your cluster.</text:span></text:p>
      <text:p text:style-name="P581"><text:span text:style-name="T582">    -<text:s/></text:span><text:span text:style-name="T583">the key to intrusion detection is observability</text:span><text:span text:style-name="T584">, work and monitor your DNS traffics and if they is intruders you can easier see from the logs you are generated.<text:s/></text:span></text:p>
      <text:p text:style-name="P585"><text:span text:style-name="T586"> <text:s/></text:span><text:span text:style-name="T587">d) Security framework</text:span><text:span text:style-name="T588">:</text:span></text:p>
      <text:p text:style-name="P589"><text:span text:style-name="T590">:<text:s/></text:span><text:span text:style-name="T591">https://attack.mitre.org/matrices/enterprise/cloud/aws/</text:span></text:p>
      <text:p text:style-name="P592"/>
      <text:p text:style-name="P593"><text:span text:style-name="T594">:<text:s/></text:span><text:span text:style-name="T595">https://www.microsoft.com/</text:span></text:p>
      <text:p text:style-name="P596"><text:span text:style-name="T597">se</text:span><text:span text:style-name="T598">curity/blog/2021/03/23/secure-containerized-environments-with-updated-threatmatrix-for-kubernetes/?_lrsc=2215f5af-27b7-4d0b-abd2-ad3fbd998797</text:span></text:p>
      <text:soft-page-break/>
      <text:p text:style-name="P599">this link gives you clear picture of what attackers uses to get access to your app, system, cluster, containers, credentials , permissions , logs.</text:p>
      <text:p text:style-name="P600">See attackers trying to delete logs, clear log to cover they tracks,<text:s/></text:p>
      <text:p text:style-name="P601">At this face your application is running you need to creat a framework to versionzation your applications.</text:p>
      <text:p text:style-name="P602"><text:span text:style-name="T603">-<text:s/></text:span><text:span text:style-name="T604">What is network policy?</text:span></text:p>
      <text:p text:style-name="P605"><text:span text:style-name="T606">-<text:s/></text:span><text:span text:style-name="T607">Why is network policy important?</text:span><text:span text:style-name="T608"><text:s/></text:span></text:p>
      <text:p text:style-name="P609"><text:span text:style-name="T610">-<text:s/></text:span><text:span text:style-name="T611">Network policy implementations</text:span><text:span text:style-name="T612"><text:s/></text:span></text:p>
      <text:p text:style-name="P613"><text:span text:style-name="T614">-<text:s/></text:span><text:span text:style-name="T615">Network policy<text:s/></text:span><text:span text:style-name="T616">best practices</text:span><text:span text:style-name="T617"><text:s/></text:span></text:p>
      <text:p text:style-name="P618"><text:span text:style-name="T619">   <text:s/></text:span><text:span text:style-name="T620">Ingress and egress</text:span></text:p>
      <text:p text:style-name="P621"><text:span text:style-name="T622">   <text:s/></text:span><text:span text:style-name="T623">Not just mission critical workloads</text:span><text:span text:style-name="T624"><text:s/></text:span></text:p>
      <text:p text:style-name="P625"><text:span text:style-name="T626">   <text:s/></text:span><text:span text:style-name="T627">Policy and label schemas</text:span><text:span text:style-name="T628"><text:s/></text:span></text:p>
      <text:p text:style-name="P629"><text:span text:style-name="T630">   <text:s/></text:span><text:span text:style-name="T631">Default deny and default app policy</text:span><text:span text:style-name="T632"><text:s/></text:span></text:p>
      <text:p text:style-name="P633"><text:span text:style-name="T634">Policy tooling</text:span><text:span text:style-name="T635"><text:s/></text:span></text:p>
      <text:p text:style-name="P636"><text:span text:style-name="T637"> <text:s/></text:span><text:span text:style-name="T638">Development processes &amp; microservices benefits</text:span><text:span text:style-name="T639"><text:s/></text:span></text:p>
      <text:p text:style-name="P640"><text:span text:style-name="T641"> <text:s/></text:span><text:span text:style-name="T642">Policy recommendations</text:span><text:span text:style-name="T643"><text:s/></text:span></text:p>
      <text:p text:style-name="P644"><text:span text:style-name="T645"> <text:s/></text:span><text:span text:style-name="T646">Policy<text:s/></text:span><text:span text:style-name="T647">impact previews</text:span><text:span text:style-name="T648"><text:s/></text:span></text:p>
      <text:p text:style-name="P649"><text:span text:style-name="T650"> <text:s/></text:span><text:span text:style-name="T651">Policy staging / audit modes</text:span><text:span text:style-name="T652"><text:s/> </text:span></text:p>
      <text:p text:style-name="P653"/>
      <text:p text:style-name="P654">Securing a web application on AWS involves several steps to protect against various threats and vulnerabilities. Here are some general steps to secure a web application on AWS:</text:p>
      <text:p text:style-name="P655"/>
      <text:p text:style-name="P656">1. Implement identity and access management: Use AWS Identity and Access Management (IAM) to control access to your AWS resources. Use IAM roles and policies to grant permissions to specific resources and actions.</text:p>
      <text:p text:style-name="P657"/>
      <text:p text:style-name="P658">2. Use security groups and network access control lists (ACLs): Configure security groups and network ACLs to control inbound and outbound traffic to your EC2 instances. Limit the IP ranges and ports that are allowed to access your instances.</text:p>
      <text:p text:style-name="P659"/>
      <text:p text:style-name="P660">3. Enable encryption: Use AWS Key Management Service (KMS) to encrypt sensitive data at rest and in transit. Encrypt data stored in S3, RDS, and other AWS services that support encryption.</text:p>
      <text:p text:style-name="P661"/>
      <text:p text:style-name="P662">4. Use a web application firewall: Use AWS Web Application Firewall (WAF) to protect your web applications from common web attacks such as SQL injection and cross-site scripting (XSS). WAF provides rules that can be customized to block suspicious traffic.</text:p>
      <text:p text:style-name="P663"/>
      <text:p text:style-name="P664">5. Use monitoring and logging: Use AWS CloudTrail, AWS Config, and Amazon CloudWatch to monitor and log activity in your AWS environment. This enables you to identify and respond to security incidents quickly.</text:p>
      <text:p text:style-name="P665"/>
      <text:p text:style-name="P666">6. Implement secure coding practices: Use secure coding practices to prevent common web application vulnerabilities such as injection attacks and cross-<text:soft-page-break/>site scripting. Use tools such as AWS CodePipeline and AWS CodeBuild to automate code testing and deployment.</text:p>
      <text:p text:style-name="P667"/>
      <text:p text:style-name="P668">7. Perform regular vulnerability scanning and penetration testing: Regularly scan your web application for vulnerabilities and perform penetration testing to identify any weaknesses in your security controls.</text:p>
      <text:p text:style-name="P669"/>
      <text:p text:style-name="P670">These are just some general steps to secure a web application on AWS. The specific steps you take will depend on the nature of your application, the data it handles, and the compliance requirements you need to meet. It's important to regularly review and update your security measures to ensure that your web application remains secure.</text:p>
      <text:p text:style-name="P671"/>
      <text:p text:style-name="Normal">Hardening a Red Hat server involves taking several steps to reduce the server's attack surface and improve its security posture. Here are some general steps to harden a Red Hat server:</text:p>
      <text:p text:style-name="Normal"/>
      <text:p text:style-name="Normal">1. Disable unnecessary services: Disable unnecessary services and daemons that are not required for the server's intended use. This reduces the attack surface and minimizes the risk of vulnerabilities.</text:p>
      <text:p text:style-name="Normal"/>
      <text:p text:style-name="Normal">2. Keep the server up-to-date: Regularly update the Red Hat server with the latest security patches and updates. Use tools such as yum or dnf to manage software packages and apply security updates promptly.</text:p>
      <text:p text:style-name="Normal"/>
      <text:p text:style-name="Normal">3. Configure firewall settings: Configure the firewall settings to limit inbound and outbound traffic to the server. Use the firewalld service to set up firewall rules and block unnecessary traffic.</text:p>
      <text:p text:style-name="Normal"/>
      <text:p text:style-name="Normal">4. Use secure authentication methods: Implement secure authentication methods such as SSH keys and disable root login. Use strong passwords and two-factor authentication to protect user accounts.</text:p>
      <text:p text:style-name="Normal"/>
      <text:p text:style-name="Normal">5. Enable SELinux: Enable SELinux (Security-Enhanced Linux) to provide an additional layer of security. SELinux enforces mandatory access control policies and helps to prevent unauthorized access and privilege escalation.</text:p>
      <text:p text:style-name="Normal"/>
      <text:p text:style-name="Normal">6. Implement intrusion detection and prevention: Use tools such as Snort and Suricata to detect and prevent intrusions. Set up intrusion detection and prevention systems to monitor network traffic and detect suspicious activity.</text:p>
      <text:p text:style-name="Normal"/>
      <text:p text:style-name="Normal">7. Use encryption: Use encryption to protect sensitive data in transit and at rest. Use tools such as OpenSSL and GnuPG to implement encryption for communications and data storage.</text:p>
      <text:p text:style-name="Normal"/>
      <text:p text:style-name="Normal">These are just some general steps to harden a Red Hat server. The specific steps you take will depend on the server's intended use, the data it handles, and the compliance requirements you need to meet. It's important to regularly review and update your security measures to ensure that your server remains secure.</text:p>
      <text:p text:style-name="Normal">Apply patches and updates: Regularly apply patches and updates to the base AMI to ensure that it is up to date. Use tools such as yum or dnf to manage software packages and apply security updates promptly.</text:p>
      <text:p text:style-name="Normal">Monitor and audit: Monitor and audit your AMIs to ensure that they are secure and up to date. Use tools such as AWS Config or Amazon CloudWatch to monitor changes to your AMIs and detect any security issues or vulnerabiliti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fo:color="#365F91"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color="#365F91" fo:font-size="13pt" style:font-size-asian="13pt" style:font-size-complex="13pt"/>
    </style:style>
    <style:style style:name="NoSpacing" style:display-name="No Spacing" style:family="paragraph">
      <style:paragraph-properties fo:margin-bottom="0in" fo:line-height="100%"/>
      <style:text-properties fo:hyphenate="false"/>
    </style:style>
    <style:style style:name="Heading3Char" style:display-name="Heading 3 Char" style:family="text" style:parent-style-name="DefaultParagraphFont">
      <style:text-properties style:font-name="Cambria" style:font-name-asian="Times New Roman" style:font-name-complex="Times New Roman" fo:color="#243F6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fo:color="#569CD6"/>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stus Okhaishie</meta:initial-creator>
    <dc:creator>Festus Okhaishie</dc:creator>
    <meta:creation-date>2023-05-01T21:21:00Z</meta:creation-date>
    <dc:date>2023-05-03T16:31:00Z</dc:date>
    <meta:template xlink:href="Normal" xlink:type="simple"/>
    <meta:editing-cycles>29</meta:editing-cycles>
    <meta:editing-duration>PT0S</meta:editing-duration>
    <meta:document-statistic meta:page-count="10" meta:paragraph-count="49" meta:word-count="3695" meta:character-count="24712" meta:row-count="175" meta:non-whitespace-character-count="21066"/>
  </office:meta>
</office:document-meta>
</file>